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c5db" officeooo:paragraph-rsid="0007c5db"/>
    </style:style>
    <style:style style:name="P2" style:family="paragraph" style:parent-style-name="Standard" style:list-style-name="L1">
      <style:text-properties officeooo:rsid="0007c5db" officeooo:paragraph-rsid="0007c5db"/>
    </style:style>
    <style:style style:name="P3" style:family="paragraph" style:parent-style-name="Standard" style:list-style-name="L1">
      <style:text-properties officeooo:rsid="00094072" officeooo:paragraph-rsid="00094072"/>
    </style:style>
    <style:style style:name="P4" style:family="paragraph" style:parent-style-name="Standard">
      <style:text-properties officeooo:rsid="00094072" officeooo:paragraph-rsid="00094072"/>
    </style:style>
    <style:style style:name="T1" style:family="text">
      <style:text-properties officeooo:rsid="00094072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6_4131323710"/>Homework 8: Objected Oriented Programming Part 1</text:p>
      <text:p text:style-name="P1"/>
      <text:list text:style-name="L1">
        <text:list-item>
          <text:p text:style-name="P2">Texas Hold’em Poker : card game for 2-6 players in which players attempt to make the best possible 5-card hand using a combination of 2 private given cards, and 5 shared community cards placed face up on the table</text:p>
        </text:list-item>
        <text:list-item>
          <text:p text:style-name="P2"><text:bookmark-start text:name="__DdeLink__0_4131323710"/>Objects:</text:p>
          <text:list>
            <text:list-item>
              <text:p text:style-name="P2">Play<text:span text:style-name="T1">ing</text:span> Card</text:p>
            </text:list-item>
            <text:list-item>
              <text:p text:style-name="P3">Deck</text:p>
            </text:list-item>
            <text:list-item>
              <text:p text:style-name="P3">Hand</text:p>
            </text:list-item>
            <text:list-item>
              <text:p text:style-name="P3">Player</text:p>
            </text:list-item>
            <text:list-item>
              <text:p text:style-name="P3">Pot</text:p>
            </text:list-item>
            <text:list-item>
              <text:p text:style-name="P3">Board</text:p>
            </text:list-item>
            <text:list-item>
              <text:p text:style-name="P3">Dealer</text:p>
            </text:list-item>
            <text:list-item>
              <text:p text:style-name="P3">Round</text:p>
            </text:list-item>
            <text:list-item>
              <text:p text:style-name="P3">Hand Evaluator</text:p>
            </text:list-item>
            <text:list-item>
              <text:p text:style-name="P3">Game</text:p>
            </text:list-item>
          </text:list>
        </text:list-item>
        <text:list-item>
          <text:p text:style-name="P3">Classes:</text:p>
          <text:list>
            <text:list-item>
              <text:p text:style-name="P3">Card</text:p>
            </text:list-item>
            <text:list-item>
              <text:p text:style-name="P3">Deck</text:p>
            </text:list-item>
            <text:list-item>
              <text:p text:style-name="P3">Hand</text:p>
            </text:list-item>
            <text:list-item>
              <text:p text:style-name="P3">Player</text:p>
            </text:list-item>
            <text:list-item>
              <text:p text:style-name="P3">Pot</text:p>
            </text:list-item>
            <text:list-item>
              <text:p text:style-name="P3">HandEvaluator</text:p>
            </text:list-item>
            <text:list-item>
              <text:p text:style-name="P3">PokerGame</text:p>
            </text:list-item>
          </text:list>
        </text:list-item>
        <text:list-item>
          <text:p text:style-name="P3">Uses:</text:p>
          <text:list>
            <text:list-item>
              <text:p text:style-name="P3">Deck has cards</text:p>
            </text:list-item>
            <text:list-item>
              <text:p text:style-name="P3">Player has hand</text:p>
            </text:list-item>
            <text:list-item>
              <text:p text:style-name="P3">Hand has list of cards</text:p>
            </text:list-item>
            <text:list-item>
              <text:p text:style-name="P3">PokerGame has deck</text:p>
            </text:list-item>
            <text:list-item>
              <text:p text:style-name="P3">PokerGame has pot</text:p>
            </text:list-item>
            <text:list-item>
              <text:p text:style-name="P3">PokerGame has list of players</text:p>
            </text:list-item>
            <text:list-item>
              <text:p text:style-name="P3">Poker game has the list of cards on the board<text:bookmark-end text:name="__DdeLink__0_4131323710"/></text:p>
            </text:list-item>
          </text:list>
        </text:list-item>
      </text:list>
      <text:p text:style-name="P4"/>
      <text:p text:style-name="P4">Here you go:</text:p>
      <text:p text:style-name="P4"/>
      <text:p text:style-name="P4">Card</text:p>
      <text:p text:style-name="P4">Attributes:</text:p>
      <text:p text:style-name="P4"/>
      <text:p text:style-name="P4">rank — private int — Numeric rank of the card (2–14, where 11=J, 12=Q, 13=K, 14=A)</text:p>
      <text:p text:style-name="P4">suit — private String — Suit of the card: "Spades", "Hearts", "Diamonds", or "Clubs"</text:p>
      <text:p text:style-name="P4"/>
      <text:p text:style-name="P4">Methods:</text:p>
      <text:p text:style-name="P4"/>
      <text:p text:style-name="P4">Card(int rank, String suit) — params: rank (int), suit (String) — return: void (constructor) — Initializes a card with the given rank and suit</text:p>
      <text:p text:style-name="P4">getRank() — params: none — return: int — Returns the card's numeric rank</text:p>
      <text:p text:style-name="P4">getSuit() — params: none — return: String — Returns the card's suit</text:p>
      <text:p text:style-name="P4">toString() — params: none — return: String — Returns a readable string like "A♠" or "10♥" for display</text:p>
      <text:p text:style-name="P4"/>
      <text:p text:style-name="P4"><text:soft-page-break/></text:p>
      <text:p text:style-name="P4">Deck</text:p>
      <text:p text:style-name="P4">Attributes:</text:p>
      <text:p text:style-name="P4"/>
      <text:p text:style-name="P4">cards — private ArrayList&lt;Card&gt; — The list of all cards currently remaining in the deck</text:p>
      <text:p text:style-name="P4"/>
      <text:p text:style-name="P4">Methods:</text:p>
      <text:p text:style-name="P4"/>
      <text:p text:style-name="P4">Deck() — params: none — return: void (constructor) — Creates and populates a full 52-card deck</text:p>
      <text:p text:style-name="P4">shuffle() — params: none — return: void — Randomizes card order using Math.random()-based Fisher-Yates shuffle</text:p>
      <text:p text:style-name="P4">deal() — params: none — return: Card — Removes and returns the top card from the deck</text:p>
      <text:p text:style-name="P4">cardsRemaining() — params: none — return: int — Returns the number of cards left in the deck</text:p>
      <text:p text:style-name="P4"/>
      <text:p text:style-name="P4"/>
      <text:p text:style-name="P4">Hand</text:p>
      <text:p text:style-name="P4">Attributes:</text:p>
      <text:p text:style-name="P4"/>
      <text:p text:style-name="P4">holeCards — private ArrayList&lt;Card&gt; — The two private cards dealt to the player</text:p>
      <text:p text:style-name="P4">handRank — private int — Numeric rank of the best 5-card combination (0=High Card … 8=Straight Flush)</text:p>
      <text:p text:style-name="P4">bestHand — private ArrayList&lt;Card&gt; — The best 5-card combination selected from hole cards + community cards</text:p>
      <text:p text:style-name="P4"/>
      <text:p text:style-name="P4">Methods:</text:p>
      <text:p text:style-name="P4"/>
      <text:p text:style-name="P4">Hand() — params: none — return: void (constructor) — Initializes an empty hand</text:p>
      <text:p text:style-name="P4">addCard(Card c) — params: c (Card) — return: void — Adds a card to the hole cards list</text:p>
      <text:p text:style-name="P4">clearHand() — params: none — return: void — Resets the hand at the start of each new round</text:p>
      <text:p text:style-name="P4">setHandRank(int rank, ArrayList&lt;Card&gt; best) — params: rank (int), best (ArrayList&lt;Card&gt;) — return: void — Stores the evaluated hand rank and best 5-card combination</text:p>
      <text:p text:style-name="P4">getHandRank() — params: none — return: int — Returns the hand's numeric rank</text:p>
      <text:p text:style-name="P4">getHoleCards() — params: none — return: ArrayList&lt;Card&gt; — Returns the player's private hole cards</text:p>
      <text:p text:style-name="P4">getBestHand() — params: none — return: ArrayList&lt;Card&gt; — Returns the best 5-card combination for showdown display</text:p>
      <text:p text:style-name="P4"/>
      <text:p text:style-name="P4"/>
      <text:p text:style-name="P4">Player</text:p>
      <text:p text:style-name="P4">Attributes:</text:p>
      <text:p text:style-name="P4"/>
      <text:p text:style-name="P4">name — private String — Display name of the player</text:p>
      <text:p text:style-name="P4">chips — private int — Current chip stack</text:p>
      <text:p text:style-name="P4">hand — private Hand — The player's current Hand object</text:p>
      <text:p text:style-name="P4">currentBet — private int — Amount wagered in the current betting round</text:p>
      <text:p text:style-name="P4">isFolded — private boolean — True if the player has folded this hand</text:p>
      <text:p text:style-name="P4">isAllIn — private boolean — True if the player has committed all remaining chips</text:p>
      <text:p text:style-name="P4"/>
      <text:p text:style-name="P4">Methods:</text:p>
      <text:p text:style-name="P4"/>
      <text:p text:style-name="P4"><text:soft-page-break/>Player(String name, int chips) — params: name (String), chips (int) — return: void (constructor) — Sets the player's name and starting chip count</text:p>
      <text:p text:style-name="P4">placeBet(int amount) — params: amount (int) — return: int — Deducts chips, updates currentBet, returns actual amount bet</text:p>
      <text:p text:style-name="P4">fold() — params: none — return: void — Sets isFolded to true</text:p>
      <text:p text:style-name="P4">receiveChips(int amount) — params: amount (int) — return: void — Adds chips to the player's stack when they win a pot</text:p>
      <text:p text:style-name="P4">resetForNewRound() — params: none — return: void — Resets isFolded, isAllIn, currentBet, and clears the hand</text:p>
      <text:p text:style-name="P4">getChips() — params: none — return: int — Returns current chip count</text:p>
      <text:p text:style-name="P4">getName() — params: none — return: String — Returns the player's name</text:p>
      <text:p text:style-name="P4">getHand() — params: none — return: Hand — Returns the player's Hand object</text:p>
      <text:p text:style-name="P4">makeDecision(int currentBet, Pot pot) — params: currentBet (int), pot (Pot) — return: String — Prompts the player via Scanner, validates input, returns action ("fold", "call", "raise N", "check")</text:p>
      <text:p text:style-name="P4"/>
      <text:p text:style-name="P4"/>
      <text:p text:style-name="P4">Pot</text:p>
      <text:p text:style-name="P4">Attributes:</text:p>
      <text:p text:style-name="P4"/>
      <text:p text:style-name="P4">totalChips — private int — Total chips currently in the pot</text:p>
      <text:p text:style-name="P4">currentBet — private int — The highest bet in the current round that others must match</text:p>
      <text:p text:style-name="P4"/>
      <text:p text:style-name="P4">Methods:</text:p>
      <text:p text:style-name="P4"/>
      <text:p text:style-name="P4">Pot() — params: none — return: void (constructor) — Initializes totalChips and currentBet to 0</text:p>
      <text:p text:style-name="P4">addChips(int amount) — params: amount (int) — return: void — Adds chips to the pot total</text:p>
      <text:p text:style-name="P4">setCurrentBet(int bet) — params: bet (int) — return: void — Updates the current round's highest bet</text:p>
      <text:p text:style-name="P4">getCurrentBet() — params: none — return: int — Returns the current round bet amount</text:p>
      <text:p text:style-name="P4">getTotal() — params: none — return: int — Returns total chips in the pot</text:p>
      <text:p text:style-name="P4">reset() — params: none — return: void — Resets the pot to 0 at the start of each new hand</text:p>
      <text:p text:style-name="P4"/>
      <text:p text:style-name="P4"/>
      <text:p text:style-name="P4">HandEvaluator</text:p>
      <text:p text:style-name="P4">Attributes:</text:p>
      <text:p text:style-name="P4"/>
      <text:p text:style-name="P4">HAND_NAMES — public static String[] — Maps hand rank integers (0–8) to names like "Full House", "Flush", etc.</text:p>
      <text:p text:style-name="P4"/>
      <text:p text:style-name="P4">Methods:</text:p>
      <text:p text:style-name="P4"/>
      <text:p text:style-name="P4">evaluate(ArrayList&lt;Card&gt; holeCards, ArrayList&lt;Card&gt; community) — params: holeCards (ArrayList&lt;Card&gt;), community (ArrayList&lt;Card&gt;) — return: int — Finds the best 5-card hand, sets rank on the Hand object, returns rank integer</text:p>
      <text:p text:style-name="P4">isFlush(ArrayList&lt;Card&gt; cards) — params: cards (ArrayList&lt;Card&gt;) — return: boolean — Returns true if all five cards share the same suit</text:p>
      <text:p text:style-name="P4">isStraight(ArrayList&lt;Card&gt; cards) — params: cards (ArrayList&lt;Card&gt;) — return: boolean — Returns true if the five cards form a consecutive rank sequence</text:p>
      <text:p text:style-name="P4">groupByRank(ArrayList&lt;Card&gt; cards) — params: cards (ArrayList&lt;Card&gt;) — return: int[] — Counts occurrences of each rank; used to detect pairs, trips, quads</text:p>
      <text:p text:style-name="P4"><text:soft-page-break/>getBestFive(ArrayList&lt;Card&gt; cards) — params: cards (ArrayList&lt;Card&gt;) — return: ArrayList&lt;Card&gt; — Given 7 cards, returns the highest-ranked 5-card subset</text:p>
      <text:p text:style-name="P4">compareHands(Hand h1, Hand h2) — params: h1 (Hand), h2 (Hand) — return: int — Returns positive if h1 wins, negative if h2 wins, 0 for tie</text:p>
      <text:p text:style-name="P4"/>
      <text:p text:style-name="P4"/>
      <text:p text:style-name="P4">PokerGame</text:p>
      <text:p text:style-name="P4">Attributes:</text:p>
      <text:p text:style-name="P4"/>
      <text:p text:style-name="P4">players — private ArrayList&lt;Player&gt; — All players in the game</text:p>
      <text:p text:style-name="P4">deck — private Deck — The deck used for the current hand</text:p>
      <text:p text:style-name="P4">pot — private Pot — The pot for the current hand</text:p>
      <text:p text:style-name="P4">communityCards — private ArrayList&lt;Card&gt; — The shared board cards (Flop, Turn, River)</text:p>
      <text:p text:style-name="P4">dealerIndex — private int — Index of the current dealer in the players list</text:p>
      <text:p text:style-name="P4">smallBlind — private int — Chip value of the small blind</text:p>
      <text:p text:style-name="P4">bigBlind — private int — Chip value of the big blind (always 2× smallBlind)</text:p>
      <text:p text:style-name="P4"/>
      <text:p text:style-name="P4">Methods:</text:p>
      <text:p text:style-name="P4"/>
      <text:p text:style-name="P4">PokerGame(int numPlayers, int startingChips, int smallBlind) — params: numPlayers (int), startingChips (int), smallBlind (int) — return: void (constructor) — Prompts for player names, initializes all game state</text:p>
      <text:p text:style-name="P4">startGame() — params: none — return: void — Outer loop; plays hands until one player has all the chips</text:p>
      <text:p text:style-name="P4">playHand() — params: none — return: void — Runs a single hand: shuffle, deal, blinds, betting rounds, showdown</text:p>
      <text:p text:style-name="P4">dealHoleCards() — params: none — return: void — Deals 2 cards to each active player</text:p>
      <text:p text:style-name="P4">dealCommunityCards(int count) — params: count (int) — return: void — Deals count cards to the community board (3 for Flop, 1 for Turn/River)</text:p>
      <text:p text:style-name="P4">bettingRound() — params: none — return: void — Iterates active players, calls makeDecision(), updates pot</text:p>
      <text:p text:style-name="P4">showdown() — params: none — return: void — Evaluates all active hands, compares them, awards pot to winner</text:p>
      <text:p text:style-name="P4">postBlinds() — params: none — return: void — Forces small and big blind bets from the two players left of the dealer</text:p>
      <text:p text:style-name="P4">rotateDealerButton() — params: none — return: void — Advances dealerIndex to the next active player</text:p>
      <text:p text:style-name="P4">eliminateBrokePlayers() — params: none — return: void — Removes players with 0 chips from the game</text:p>
      <text:p text:style-name="P4">displayGameState() — params: none — return: void — Prints community cards, pot size, and each player's chip count<text:bookmark-end text:name="__DdeLink__6_41313237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4T17:21:57.394269444</meta:creation-date>
    <dc:date>2026-04-04T18:30:10.728603269</dc:date>
    <meta:editing-duration>PT23M17S</meta:editing-duration>
    <meta:editing-cycles>2</meta:editing-cycles>
    <meta:generator>LibreOffice/26.2.2.2$Linux_X86_64 LibreOffice_project/42d76a33568d9a37e1fc00c3228d3881e2f8df73</meta:generator>
    <meta:document-statistic meta:table-count="0" meta:image-count="0" meta:object-count="0" meta:page-count="4" meta:paragraph-count="120" meta:word-count="1093" meta:character-count="7588" meta:non-whitespace-character-count="6460"/>
  </office:meta>
</office:document-meta>
</file>